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SELECT EXTRACT(YEAR FROM current_date); but subqueries are not allowed in a constraint declaration—not what I want anyway—need to ask in a forum if possible to have a function call in a constraint</text:p>
          </table:table-cell>
          <table:table-cell table:number-columns-repeated="1016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NS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2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NS</text:p>
          </table:table-cell>
          <table:table-cell office:value-type="string">
            <text:p>Research</text:p>
          </table:table-cell>
          <table:table-cell/>
          <table:table-cell office:value-type="string">
            <text:p>High</text:p>
          </table:table-cell>
          <table:table-cell office:value-type="string">
            <text:p>Learn sqlite</text:p>
          </table:table-cell>
          <table:table-cell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9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09T19:51:34</dc:date>
    <meta:editing-duration>PT08H00M17S</meta:editing-duration>
    <meta:editing-cycles>54</meta:editing-cycles>
    <meta:generator>OpenOffice.org/3.2$Unix OpenOffice.org_project/320m12$Build-9483</meta:generator>
    <dc:creator>Tyler Hayes</dc:creator>
    <meta:document-statistic meta:table-count="3" meta:cell-count="282" meta:object-count="0"/>
    <meta:user-defined meta:name="Info 1"/>
    <meta:user-defined meta:name="Info 2"/>
    <meta:user-defined meta:name="Info 3"/>
    <meta:user-defined meta:name="Info 4"/>
  </office:meta>
</office:document-meta>
</file>